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line-height="100%" fo:text-indent="-1.27cm" style:text-autospace="none"/>
      <style:text-properties fo:font-size="18pt"/>
    </style:style>
    <style:style style:name="P9" style:family="paragraph">
      <loext:graphic-properties draw:fill="none"/>
      <style:paragraph-properties fo:margin-left="1.27cm" fo:margin-right="0cm" fo:margin-top="0cm" fo:margin-bottom="0cm" fo:line-height="100%" fo:text-indent="-1.27cm" style:text-autospace="none"/>
      <style:text-properties fo:font-size="18pt"/>
    </style:style>
    <style:style style:name="P10" style:family="paragraph">
      <style:paragraph-properties fo:line-height="100%" fo:text-align="center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Arial1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6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18pt"/>
    </style:style>
    <style:style style:name="P17" style:family="paragraph">
      <style:paragraph-properties fo:margin-left="0cm" fo:margin-right="0cm" fo:margin-top="0cm" fo:margin-bottom="0cm" fo:text-indent="0cm" style:text-autospace="none"/>
      <style:text-properties fo:font-size="18pt"/>
    </style:style>
    <style:style style:name="P1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1" fo:font-size="18pt" fo:text-shadow="1pt 1pt" fo:font-weight="bold" style:font-name-asian="Segoe UI3" style:font-size-asian="10pt" style:font-weight-asian="bold" style:font-name-complex="Segoe UI3" style:font-size-complex="10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Arial1" fo:font-size="36pt" fo:font-style="italic" fo:text-shadow="1pt 1pt" style:text-underline-style="none" fo:font-weight="bold" style:font-name-asian="Segoe UI3" style:font-size-asian="36pt" style:font-style-asian="italic" style:font-weight-asian="bold" style:font-name-complex="Segoe UI3" style:font-size-complex="36pt" style:font-style-complex="italic" style:font-weight-complex="bold"/>
    </style:style>
    <style:style style:name="T6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39cm" svg:x="1.778cm" svg:y="0.571cm">
          <draw:text-box>
            <text:p text:style-name="P1"><text:span text:style-name="T1">HYMN #711</text:span></text:p>
            <text:p text:style-name="P1"><text:span text:style-name="T2">“</text:span><text:span text:style-name="T2">Savior, like a Shepherd Lead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3.739cm" svg:height="7.011cm" svg:x="2.169cm" svg:y="0.609cm">
          <draw:text-box>
            <text:p text:style-name="P4"><text:span text:style-name="T3">1. </text:span><text:span text:style-name="T4">Savior, like a shepherd lead us;</text:span></text:p>
            <text:p text:style-name="P5"><text:span text:style-name="T4">Much we need Your tender care.</text:span></text:p>
            <text:p text:style-name="P5"><text:span text:style-name="T4">In Your pleasant pastures feed us,</text:span></text:p>
            <text:p text:style-name="P5"><text:span text:style-name="T4">For our use Your fold prep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7" draw:layer="layout" svg:width="24.638cm" svg:height="7.011cm" svg:x="1.778cm" svg:y="0.563cm">
          <draw:text-box>
            <text:p text:style-name="P5"><text:span text:style-name="T4">Blessèd Jesus, blessèd Jesus,</text:span></text:p>
            <text:p text:style-name="P5"><text:span text:style-name="T4">You have bought us; we are Yours.</text:span></text:p>
            <text:p text:style-name="P5"><text:span text:style-name="T4">Blessèd Jesus, blessèd Jesus,</text:span></text:p>
            <text:p text:style-name="P5"><text:span text:style-name="T4">You have bought us; we are Yours.</text:span></text:p>
          </draw:text-box>
        </draw:frame>
        <draw:frame draw:style-name="gr4" draw:text-style-name="P9" draw:layer="layout" svg:width="4.447cm" svg:height="1.674cm" svg:x="12.009cm" svg:y="0.486cm">
          <draw:text-box>
            <text:p text:style-name="P8"><text:span text:style-name="T5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11" draw:layer="layout" svg:width="24.638cm" svg:height="7.011cm" svg:x="1.617cm" svg:y="0.598cm">
          <draw:text-box>
            <text:p text:style-name="P10"><text:span text:style-name="T6">2. </text:span><text:span text:style-name="T7">We are Yours; in love befriend us,</text:span><text:span text:style-name="T7"><text:line-break/></text:span><text:span text:style-name="T7">Be the guardian of our way;</text:span><text:span text:style-name="T7"><text:line-break/></text:span><text:span text:style-name="T7">Keep Your flock, from sin defend us,</text:span><text:span text:style-name="T7"><text:line-break/></text:span><text:span text:style-name="T7">Seek us when we go ast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11" draw:layer="layout" svg:width="24.108cm" svg:height="7.011cm" svg:x="2.057cm" svg:y="0.597cm">
          <draw:text-box>
            <text:p text:style-name="P10"><text:span text:style-name="T7">Blessèd Jesus, blessèd Jesus,</text:span><text:span text:style-name="T7"><text:line-break/></text:span><text:span text:style-name="T7">Hear us children when we pray.</text:span><text:span text:style-name="T7"><text:line-break/></text:span><text:span text:style-name="T7">Blessèd Jesus, blessèd Jesus,</text:span><text:span text:style-name="T7"><text:line-break/></text:span><text:span text:style-name="T7">Hear us children when we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13" draw:layer="layout" svg:width="24.384cm" svg:height="7.011cm" svg:x="1.778cm" svg:y="0.508cm">
          <draw:text-box>
            <text:p text:style-name="P10"><text:span text:style-name="T6">3. </text:span><text:span text:style-name="T7">You have promised to receive us,</text:span><text:span text:style-name="T7"><text:line-break/></text:span><text:span text:style-name="T7">Poor and sinful though we be;</text:span><text:span text:style-name="T7"><text:line-break/></text:span><text:span text:style-name="T7">You have mercy to relieve us,</text:span><text:span text:style-name="T7"><text:line-break/></text:span><text:span text:style-name="T7">Grace to cleanse, and pow’r to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13" draw:layer="layout" svg:width="24.638cm" svg:height="7.011cm" svg:x="1.711cm" svg:y="0.521cm">
          <draw:text-box>
            <text:p text:style-name="P10"><text:span text:style-name="T7">Blessèd Jesus, blessèd Jesus,</text:span><text:span text:style-name="T7"><text:line-break/></text:span><text:span text:style-name="T7">Early let us turn to You.</text:span><text:span text:style-name="T7"><text:line-break/></text:span><text:span text:style-name="T7">Blessèd Jesus, blessèd Jesus,</text:span><text:span text:style-name="T7"><text:line-break/></text:span><text:span text:style-name="T7">Early let us turn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15" draw:layer="layout" svg:width="24.638cm" svg:height="7.011cm" svg:x="1.524cm" svg:y="0.609cm">
          <draw:text-box>
            <text:p text:style-name="P14"><text:span text:style-name="T6">4. </text:span><text:span text:style-name="T7">Early let us seek Your favor,</text:span></text:p>
            <text:p text:style-name="P14"><text:span text:style-name="T7">Early let us do Your will;</text:span></text:p>
            <text:p text:style-name="P14"><text:span text:style-name="T7">Blessèd Lord and only Savior,</text:span></text:p>
            <text:p text:style-name="P14"><text:span text:style-name="T7">With Your love our spirits f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5" draw:text-style-name="P18" draw:layer="layout" svg:width="24.13cm" svg:height="12.837cm" svg:x="2.032cm" svg:y="0.508cm">
          <draw:text-box>
            <text:p text:style-name="P16"><text:span text:style-name="T7">Blessèd Jesus, blessèd Jesus,</text:span></text:p>
            <text:p text:style-name="P16"><text:span text:style-name="T7">You have loved us, love us still.</text:span></text:p>
            <text:p text:style-name="P16"><text:span text:style-name="T7">Blessèd Jesus, blessèd Jesus,</text:span></text:p>
            <text:p text:style-name="P16"><text:span text:style-name="T7">You have loved us, love us still.</text:span></text:p>
            <text:p text:style-name="P17"><text:span text:style-name="T8"><text:line-break/></text:span><text:span text:style-name="T8"/></text:p>
            <text:p text:style-name="P17"><text:span text:style-name="T9"/></text:p>
            <text:p text:style-name="P17"><text:span text:style-name="T9"/></text:p>
            <text:p text:style-name="P17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2T15:28:48.949000000</meta:creation-date>
    <dc:date>2019-04-29T13:28:21.757000000</dc:date>
    <meta:editing-duration>PT43M56S</meta:editing-duration>
    <meta:editing-cycles>17</meta:editing-cycles>
    <meta:generator>LibreOffice/6.1.5.2$Windows_X86_64 LibreOffice_project/90f8dcf33c87b3705e78202e3df5142b201bd805</meta:generator>
    <meta:document-statistic meta:object-count="49"/>
  </office:meta>
</office:document-meta>
</file>